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3.59958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200" table:style-name="ce4">
            <text:p>2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68 <text:s/>Колбаса Особая ТМ Особый рецепт, 0,5 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150" table:style-name="ce4">
            <text:p>15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table:style-name="ce4"/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200" table:style-name="ce4">
            <text:p>2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500" table:style-name="ce4">
            <text:p>5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63 <text:s/>Шпикачки Стародворские, ВЕС. <text:s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60" table:style-name="ce4">
            <text:p>6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table:style-name="ce4"/>
          <table:table-cell table:number-columns-repeated="16382"/>
        </table:table-row>
        <table:table-row table:style-name="ro3" table:visibility="filter">
          <table:table-cell office:value-type="string" table:style-name="ce5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Ветчина Вязанка с индейкой вес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table:style-name="ce4"/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2140" table:formula="of:=SUM([.B2:.B52])" table:style-name="ce1">
            <text:p>2140</text:p>
          </table:table-cell>
          <table:table-cell table:number-columns-repeated="16382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2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10-17T08:40:02Z</dc:date>
    <meta:editing-cycles>50</meta:editing-cycles>
    <meta:editing-duration>PT56010S</meta:editing-duration>
  </office:meta>
</office:document-meta>
</file>